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57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6929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0.6689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6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synch 1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Asynch 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e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lus Curv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Aranda</text:p>
          </table:table-cell>
          <table:table-cell office:value-type="string" calcext:value-type="string">
            <text:p>daranda1@poets.whittier.edu</text:p>
          </table:table-cell>
          <table:table-cell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0.81" office:value-type="float" office:value="0.81" calcext:value-type="float">
            <text:p>0.81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table:formula="of:=0.15*AVERAGE([.D2:.F2])+0.25*AVERAGE([.I2:.L2];[.M2])*1.25+0.1*AVERAGE([.N2:.S2])+0.25*[.G2]+0.25*[.H2]" office:value-type="float" office:value="0.988921296296296" calcext:value-type="float">
            <text:p>0.988921296296296</text:p>
          </table:table-cell>
          <table:table-cell table:formula="of:=[.T2]+0.03" office:value-type="float" office:value="1.0189212962963" calcext:value-type="float">
            <text:p>1.0189212962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anda</text:p>
          </table:table-cell>
        </table:table-row>
        <table:table-row table:style-name="ro1">
          <table:table-cell office:value-type="string" calcext:value-type="string">
            <text:p>Sophia</text:p>
          </table:table-cell>
          <table:table-cell office:value-type="string" calcext:value-type="string">
            <text:p>Boryta</text:p>
          </table:table-cell>
          <table:table-cell office:value-type="string" calcext:value-type="string">
            <text:p>sboryta@poets.whittier.edu</text:p>
          </table:table-cell>
          <table:table-cell office:value-type="float" office:value="0" calcext:value-type="float">
            <text:p>0</text:p>
          </table:table-cell>
          <table:table-cell table:formula="of:=6/27" office:value-type="float" office:value="0.222222222222222" calcext:value-type="float">
            <text:p>0.222222222222222</text:p>
          </table:table-cell>
          <table:table-cell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table:formula="of:=98/100" office:value-type="float" office:value="0.98" calcext:value-type="float">
            <text:p>0.98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98" calcext:value-type="float">
            <text:p>0.98</text:p>
          </table:table-cell>
          <table:table-cell table:formula="of:=0.15*AVERAGE([.D3:.F3])+0.25*AVERAGE([.I3:.L3];[.M3])*1.25+0.1*AVERAGE([.N3:.S3])+0.25*[.G3]+0.25*[.H3]" office:value-type="float" office:value="0.705611111111111" calcext:value-type="float">
            <text:p>0.705611111111111</text:p>
          </table:table-cell>
          <table:table-cell table:formula="of:=[.T3]+0.03" office:value-type="float" office:value="0.735611111111111" calcext:value-type="float">
            <text:p>0.735611111111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ryta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acoco@poets.whittier.edu</text:p>
          </table:table-cell>
          <table:table-cell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88" calcext:value-type="float">
            <text:p>0.88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formula="of:=0.15*AVERAGE([.D4:.F4])+0.25*AVERAGE([.I4:.L4];[.M4])*1.25+0.1*AVERAGE([.N4:.S4])+0.25*[.G4]+0.25*[.H4]" office:value-type="float" office:value="0.999541666666667" calcext:value-type="float">
            <text:p>0.999541666666667</text:p>
          </table:table-cell>
          <table:table-cell table:formula="of:=[.T4]+0.03" office:value-type="float" office:value="1.02954166666667" calcext:value-type="float">
            <text:p>1.02954166666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co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De la Rosa</text:p>
          </table:table-cell>
          <table:table-cell office:value-type="string" calcext:value-type="string">
            <text:p>ndelaros@poets.whittier.edu</text:p>
          </table:table-cell>
          <table:table-cell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table:formula="of:=86/100"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formula="of:=0.15*AVERAGE([.D5:.F5])+0.25*AVERAGE([.I5:.L5];[.M5])*1.25+0.1*AVERAGE([.N5:.S5])+0.25*[.G5]+0.25*[.H5]" office:value-type="float" office:value="0.97812962962963" calcext:value-type="float">
            <text:p>0.97812962962963</text:p>
          </table:table-cell>
          <table:table-cell table:formula="of:=[.T5]+0.03" office:value-type="float" office:value="1.00812962962963" calcext:value-type="float">
            <text:p>1.00812962962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 la Rosa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strada</text:p>
          </table:table-cell>
          <table:table-cell office:value-type="string" calcext:value-type="string">
            <text:p>kestrada@poets.whittier.edu</text:p>
          </table:table-cell>
          <table:table-cell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table:formula="of:=0.57" office:value-type="float" office:value="0.57" calcext:value-type="float">
            <text:p>0.57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formula="of:=0.15*AVERAGE([.D6:.F6])+0.25*AVERAGE([.I6:.L6];[.M6])*1.25+0.1*AVERAGE([.N6:.S6])+0.25*[.G6]+0.25*[.H6]" office:value-type="float" office:value="0.69837962962963" calcext:value-type="float">
            <text:p>0.69837962962963</text:p>
          </table:table-cell>
          <table:table-cell table:formula="of:=[.T6]+0.03" office:value-type="float" office:value="0.72837962962963" calcext:value-type="float">
            <text:p>0.7283796296296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strada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4@poets.whittier.edu</text:p>
          </table:table-cell>
          <table:table-cell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25926</text:p>
          </table:table-cell>
          <table:table-cell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table:formula="of:=86/100"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table:formula="of:=0.15*AVERAGE([.D7:.F7])+0.25*AVERAGE([.I7:.L7];[.M7])*1.25+0.1*AVERAGE([.N7:.S7])+0.25*[.G7]+0.25*[.H7]" office:value-type="float" office:value="0.98550462962963" calcext:value-type="float">
            <text:p>0.98550462962963</text:p>
          </table:table-cell>
          <table:table-cell table:formula="of:=[.T7]+0.03" office:value-type="float" office:value="1.01550462962963" calcext:value-type="float">
            <text:p>1.01550462962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Iniguez</text:p>
          </table:table-cell>
          <table:table-cell office:value-type="string" calcext:value-type="string">
            <text:p>ainigue1@poets.whittier.edu</text:p>
          </table:table-cell>
          <table:table-cell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table:formula="of:=0.86"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table:formula="of:=0.15*AVERAGE([.D8:.F8])+0.25*AVERAGE([.I8:.L8];[.M8])*1.25+0.1*AVERAGE([.N8:.S8])+0.25*[.G8]+0.25*[.H8]" office:value-type="float" office:value="0.989486111111111" calcext:value-type="float">
            <text:p>0.989486111111111</text:p>
          </table:table-cell>
          <table:table-cell table:formula="of:=[.T8]+0.03" office:value-type="float" office:value="1.01948611111111" calcext:value-type="float">
            <text:p>1.01948611111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iguez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Magana</text:p>
          </table:table-cell>
          <table:table-cell office:value-type="string" calcext:value-type="string">
            <text:p>amagana2@poets.whittier.edu</text:p>
          </table:table-cell>
          <table:table-cell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table:formula="of:=0.15*AVERAGE([.D9:.F9])+0.25*AVERAGE([.I9:.L9];[.M9])*1.25+0.1*AVERAGE([.N9:.S9])+0.25*[.G9]+0.25*[.H9]" office:value-type="float" office:value="1.00120833333333" calcext:value-type="float">
            <text:p>1.00120833333333</text:p>
          </table:table-cell>
          <table:table-cell table:formula="of:=[.T9]+0.03" office:value-type="float" office:value="1.03120833333333" calcext:value-type="float">
            <text:p>1.031208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gana</text:p>
          </table:table-cell>
        </table:table-row>
        <table:table-row table:style-name="ro1">
          <table:table-cell office:value-type="string" calcext:value-type="string">
            <text:p>Maddy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mmole@poets.whittier.edu</text:p>
          </table:table-cell>
          <table:table-cell office:value-type="float" office:value="0" calcext:value-type="float">
            <text:p>0</text:p>
          </table:table-cell>
          <table:table-cell table:formula="of:=6/27" office:value-type="float" office:value="0.222222222222222" calcext:value-type="float">
            <text:p>0.222222222222222</text:p>
          </table:table-cell>
          <table:table-cell office:value-type="float" office:value="0" calcext:value-type="float">
            <text:p>0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0.63" calcext:value-type="float">
            <text:p>0.63</text:p>
          </table:table-cell>
          <table:table-cell office:value-type="float" office:value="0.36" calcext:value-type="float">
            <text:p>0.36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formula="of:=0.15*AVERAGE([.D10:.F10])+0.25*AVERAGE([.I10:.L10];[.M10])*1.25+0.1*AVERAGE([.N10:.S10])+0.25*[.G10]+0.25*[.H10]" office:value-type="float" office:value="0.782319444444444" calcext:value-type="float">
            <text:p>0.782319444444444</text:p>
          </table:table-cell>
          <table:table-cell table:formula="of:=[.T10]+0.03" office:value-type="float" office:value="0.812319444444444" calcext:value-type="float">
            <text:p>0.8123194444444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le</text:p>
          </table:table-cell>
        </table:table-row>
        <table:table-row table:style-name="ro1">
          <table:table-cell office:value-type="string" calcext:value-type="string">
            <text:p>Kirthi</text:p>
          </table:table-cell>
          <table:table-cell office:value-type="string" calcext:value-type="string">
            <text:p>Nandi</text:p>
          </table:table-cell>
          <table:table-cell office:value-type="string" calcext:value-type="string">
            <text:p>knandi@poets.whittier.edu</text:p>
          </table:table-cell>
          <table:table-cell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0.15*AVERAGE([.D11:.F11])+0.25*AVERAGE([.I11:.L11];[.M11])*1.25+0.1*AVERAGE([.N11:.S11])+0.25*[.G11]+0.25*[.H11]" office:value-type="float" office:value="0.895986111111111" calcext:value-type="float">
            <text:p>0.895986111111111</text:p>
          </table:table-cell>
          <table:table-cell table:formula="of:=[.T11]+0.03" office:value-type="float" office:value="0.925986111111111" calcext:value-type="float">
            <text:p>0.92598611111111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Nandi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Olmos</text:p>
          </table:table-cell>
          <table:table-cell office:value-type="string" calcext:value-type="string">
            <text:p>molmos@poets.whittier.edu</text:p>
          </table:table-cell>
          <table:table-cell office:value-type="float" office:value="0" calcext:value-type="float">
            <text:p>0</text:p>
          </table:table-cell>
          <table:table-cell table:formula="of:=23/27" office:value-type="float" office:value="0.851851851851852" calcext:value-type="float">
            <text:p>0.851851851851852</text:p>
          </table:table-cell>
          <table:table-cell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8" calcext:value-type="float">
            <text:p>0.88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.77" calcext:value-type="float">
            <text:p>0.77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office:value-type="float" office:value="0.88" calcext:value-type="float">
            <text:p>0.88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  <table:table-cell table:formula="of:=0.15*AVERAGE([.D12:.F12])+0.25*AVERAGE([.I12:.L12];[.M12])*1.25+0.1*AVERAGE([.N12:.S12])+0.25*[.G12]+0.25*[.H12]" office:value-type="float" office:value="0.847634259259259" calcext:value-type="float">
            <text:p>0.847634259259259</text:p>
          </table:table-cell>
          <table:table-cell table:formula="of:=[.T12]+0.03" office:value-type="float" office:value="0.877634259259259" calcext:value-type="float">
            <text:p>0.87763425925925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Olmos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Pewu</text:p>
          </table:table-cell>
          <table:table-cell office:value-type="string" calcext:value-type="string">
            <text:p>epewu@poets.whittier.edu</text:p>
          </table:table-cell>
          <table:table-cell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table:formula="of:=0.15*AVERAGE([.D13:.F13])+0.25*AVERAGE([.I13:.L13];[.M13])*1.25+0.1*AVERAGE([.N13:.S13])+0.25*[.G13]+0.25*[.H13]" office:value-type="float" office:value="0.984689814814815" calcext:value-type="float">
            <text:p>0.984689814814815</text:p>
          </table:table-cell>
          <table:table-cell table:formula="of:=[.T13]+0.03" office:value-type="float" office:value="1.01468981481481" calcext:value-type="float">
            <text:p>1.014689814814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wu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cportuga@poets.whittier.edu</text:p>
          </table:table-cell>
          <table:table-cell office:value-type="float" office:value="1" calcext:value-type="float">
            <text:p>1</text:p>
          </table:table-cell>
          <table:table-cell table:formula="of:=6/27" office:value-type="float" office:value="0.222222222222222" calcext:value-type="float">
            <text:p>0.222222222222222</text:p>
          </table:table-cell>
          <table:table-cell office:value-type="float" office:value="0" calcext:value-type="float">
            <text:p>0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69" calcext:value-type="float">
            <text:p>0.69</text:p>
          </table:table-cell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table:formula="of:=0.15*AVERAGE([.D14:.F14])+0.25*AVERAGE([.I14:.L14];[.M14])*1.25+0.1*AVERAGE([.N14:.S14])+0.25*[.G14]+0.25*[.H14]" office:value-type="float" office:value="0.866652777777778" calcext:value-type="float">
            <text:p>0.866652777777778</text:p>
          </table:table-cell>
          <table:table-cell table:formula="of:=[.T14]+0.03" office:value-type="float" office:value="0.896652777777778" calcext:value-type="float">
            <text:p>0.89665277777777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Brianna</text:p>
          </table:table-cell>
          <table:table-cell office:value-type="string" calcext:value-type="string">
            <text:p>Preciado</text:p>
          </table:table-cell>
          <table:table-cell office:value-type="string" calcext:value-type="string">
            <text:p>bpreciad@poets.whittier.edu</text:p>
          </table:table-cell>
          <table:table-cell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.15*AVERAGE([.D15:.F15])+0.25*AVERAGE([.I15:.L15];[.M15])*1.25+0.1*AVERAGE([.N15:.S15])+0.25*[.G15]+0.25*[.H15]" office:value-type="float" office:value="0.995416666666667" calcext:value-type="float">
            <text:p>0.995416666666667</text:p>
          </table:table-cell>
          <table:table-cell table:formula="of:=[.T15]+0.03" office:value-type="float" office:value="1.02541666666667" calcext:value-type="float">
            <text:p>1.02541666666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eciado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ssalaza1@poets.whittier.edu</text:p>
          </table:table-cell>
          <table:table-cell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2962963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36" calcext:value-type="float">
            <text:p>0.3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table:formula="of:=0.15*AVERAGE([.D16:.F16])+0.25*AVERAGE([.I16:.L16];[.M16])*1.25+0.1*AVERAGE([.N16:.S16])+0.25*[.G16]+0.25*[.H16]" office:value-type="float" office:value="0.955356481481481" calcext:value-type="float">
            <text:p>0.955356481481481</text:p>
          </table:table-cell>
          <table:table-cell table:formula="of:=[.T16]+0.03" office:value-type="float" office:value="0.985356481481481" calcext:value-type="float">
            <text:p>0.9853564814814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azar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Scheklar</text:p>
          </table:table-cell>
          <table:table-cell office:value-type="string" calcext:value-type="string">
            <text:p>lschekla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15*AVERAGE([.D17:.F17])+0.25*AVERAGE([.I17:.L17];[.M17])*1.25+0.1*AVERAGE([.N17:.S17])+0.25*[.G17]+0.25*[.H17]" office:value-type="float" office:value="0.71575" calcext:value-type="float">
            <text:p>0.71575</text:p>
          </table:table-cell>
          <table:table-cell table:formula="of:=[.T17]+0.03" office:value-type="float" office:value="0.74575" calcext:value-type="float">
            <text:p>0.745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cheklar</text:p>
          </table:table-cell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kvalenc2@poets.whittier.edu</text:p>
          </table:table-cell>
          <table:table-cell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64" calcext:value-type="float">
            <text:p>0.6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formula="of:=0.15*AVERAGE([.D18:.F18])+0.25*AVERAGE([.I18:.L18];[.M18])*1.25+0.1*AVERAGE([.N18:.S18])+0.25*[.G18]+0.25*[.H18]" office:value-type="float" office:value="1.00208333333333" calcext:value-type="float">
            <text:p>1.00208333333333</text:p>
          </table:table-cell>
          <table:table-cell table:formula="of:=[.T18]+0.03" office:value-type="float" office:value="1.03208333333333" calcext:value-type="float">
            <text:p>1.032083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alen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04-12">00/00/0000</text:date>, <text:time style:data-style-name="N2" text:time-value="13:11:02.48083834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10$Build-2</meta:generator>
    <meta:initial-creator>Jordan Hanson</meta:initial-creator>
    <meta:creation-date>2021-03-06T11:52:41</meta:creation-date>
    <dc:date>2021-04-12T14:12:08.358254701</dc:date>
    <meta:editing-duration>PT10H49M25S</meta:editing-duration>
    <meta:editing-cycles>93</meta:editing-cycles>
    <meta:document-statistic meta:table-count="1" meta:cell-count="414" meta:object-count="0"/>
  </office:meta>
</office:document-meta>
</file>